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ptchaField.generateItemSaxFragment( ContentHandler contentHandler , Locale loca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CaptchaField.generateSecr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aptchaField.CaptchaField( CaptchaFieldDefinition fieldDefinition , Context avalon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